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style:min-row-height="0.445cm"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5.4" style:family="table-row">
      <style:table-row-properties style:min-row-height="0.605cm" fo:background-color="transparent">
        <style:background-image/>
      </style:table-row-properties>
    </style:style>
    <style:style style:name="Tabel3" style:family="table">
      <style:table-properties style:width="25.396cm" fo:margin-left="0.138cm" table:align="left" style:writing-mode="lr-tb"/>
    </style:style>
    <style:style style:name="Tabel3.A" style:family="table-column">
      <style:table-column-properties style:column-width="0.688cm"/>
    </style:style>
    <style:style style:name="Tabel3.B" style:family="table-column">
      <style:table-column-properties style:column-width="13.409cm"/>
    </style:style>
    <style:style style:name="Tabel3.C" style:family="table-column">
      <style:table-column-properties style:column-width="11.299cm"/>
    </style:style>
    <style:style style:name="Tabel3.A1" style:family="table-cell">
      <style:table-cell-properties fo:padding="0.097cm" fo:border="0.5pt solid #000000"/>
    </style:style>
    <style:style style:name="Tabel3.A2" style:family="table-cell">
      <style:table-cell-properties fo:padding="0.097cm" fo:border-left="0.5pt solid #000000" fo:border-right="none" fo:border-top="none" fo:border-bottom="0.5pt solid #000000"/>
    </style:style>
    <style:style style:name="Tabel3.C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25.396cm" fo:margin-left="0.138cm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3.409cm"/>
    </style:style>
    <style:style style:name="Tabel4.C" style:family="table-column">
      <style:table-column-properties style:column-width="11.299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2cm" style:rel-column-width="4084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986cm" style:rel-column-width="10165*"/>
    </style:style>
    <style:style style:name="Tabel1.D" style:family="table-column">
      <style:table-column-properties style:column-width="4.216cm" style:rel-column-width="10750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5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928cm"/>
    </style:style>
    <style:style style:name="Tabel2.B" style:family="table-column">
      <style:table-column-properties style:column-width="3.394cm"/>
    </style:style>
    <style:style style:name="Tabel2.C" style:family="table-column">
      <style:table-column-properties style:column-width="3.618cm"/>
    </style:style>
    <style:style style:name="Tabel2.D" style:family="table-column">
      <style:table-column-properties style:column-width="3.678cm"/>
    </style:style>
    <style:style style:name="Tabel2.E" style:family="table-column">
      <style:table-column-properties style:column-width="3.408cm"/>
    </style:style>
    <style:style style:name="Tabel2.F" style:family="table-column">
      <style:table-column-properties style:column-width="4.708cm"/>
    </style:style>
    <style:style style:name="Tabel2.G" style:family="table-column">
      <style:table-column-properties style:column-width="4.99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903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3" style:family="table-row">
      <style:table-row-properties style:row-height="1.69cm" fo:keep-together="auto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Tabel2.4" style:family="table-row">
      <style:table-row-properties style:row-height="1.563cm" fo:keep-together="auto"/>
    </style:style>
    <style:style style:name="Tabel2.5" style:family="table-row">
      <style:table-row-properties style:row-height="1.704cm" fo:keep-together="auto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25bdd2c" officeooo:paragraph-rsid="00ec6511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0ec65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8eb87e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907f3c" officeooo:paragraph-rsid="02a9db55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91d7e7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text-align="center" style:justify-single-word="false"/>
      <style:text-properties officeooo:paragraph-rsid="0291d7e7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286637d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center" style:justify-single-word="false"/>
      <style:text-properties officeooo:paragraph-rsid="02a7122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aba74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Footnote">
      <style:text-properties officeooo:rsid="0268f29a" officeooo:paragraph-rsid="027028eb"/>
    </style:style>
    <style:style style:name="P15" style:family="paragraph" style:parent-style-name="Footnote">
      <style:text-properties officeooo:rsid="0268f29a" officeooo:paragraph-rsid="02a0bcbe"/>
    </style:style>
    <style:style style:name="P16" style:family="paragraph" style:parent-style-name="Standard">
      <style:text-properties officeooo:paragraph-rsid="027fd60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86637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rsid="0286637d" officeooo:paragraph-rsid="029dc4f9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27fd60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91d7e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paragraph-properties fo:break-before="page"/>
      <style:text-properties officeooo:paragraph-rsid="026ef228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25cf310" officeooo:paragraph-rsid="026ef228" style:font-weight-asian="bold" style:font-weight-complex="bold"/>
    </style:style>
    <style:style style:name="P26" style:family="paragraph" style:parent-style-name="Table_20_Contents">
      <style:text-properties fo:font-weight="bold" officeooo:rsid="025cf310" officeooo:paragraph-rsid="026ef228" style:font-weight-asian="bold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a17e68" style:font-size-asian="10.5pt" style:font-size-complex="10.5pt"/>
    </style:style>
    <style:style style:name="P28" style:family="paragraph" style:parent-style-name="Table_20_Contents">
      <style:text-properties officeooo:rsid="025cf310" officeooo:paragraph-rsid="026ef228"/>
    </style:style>
    <style:style style:name="P29" style:family="paragraph" style:parent-style-name="Table_20_Contents">
      <style:text-properties officeooo:rsid="025cf310" officeooo:paragraph-rsid="0278bc49"/>
    </style:style>
    <style:style style:name="P30" style:family="paragraph" style:parent-style-name="Table_20_Contents">
      <style:text-properties officeooo:rsid="025cf310" officeooo:paragraph-rsid="0286637d"/>
    </style:style>
    <style:style style:name="P31" style:family="paragraph" style:parent-style-name="Table_20_Contents">
      <style:text-properties officeooo:rsid="025cf310" officeooo:paragraph-rsid="0278493f"/>
    </style:style>
    <style:style style:name="P32" style:family="paragraph" style:parent-style-name="Table_20_Contents">
      <style:text-properties officeooo:rsid="025cf310" officeooo:paragraph-rsid="027736e7"/>
    </style:style>
    <style:style style:name="P33" style:family="paragraph" style:parent-style-name="Standard">
      <style:text-properties officeooo:paragraph-rsid="026ef228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25cf310" officeooo:paragraph-rsid="027028eb" style:font-weight-asian="bold" style:font-weight-complex="bold"/>
    </style:style>
    <style:style style:name="P35" style:family="paragraph" style:parent-style-name="Table_20_Contents">
      <style:text-properties officeooo:rsid="025cf310" officeooo:paragraph-rsid="029a865b"/>
    </style:style>
    <style:style style:name="P36" style:family="paragraph" style:parent-style-name="Table_20_Contents">
      <style:text-properties officeooo:rsid="025cf310" officeooo:paragraph-rsid="029c8630"/>
    </style:style>
    <style:style style:name="P37" style:family="paragraph" style:parent-style-name="Table_20_Contents">
      <style:text-properties officeooo:rsid="025cf310" officeooo:paragraph-rsid="027a6068"/>
    </style:style>
    <style:style style:name="P38" style:family="paragraph" style:parent-style-name="Standard" style:list-style-name="L1">
      <style:text-properties officeooo:paragraph-rsid="01fe3c46"/>
    </style:style>
    <style:style style:name="P39" style:family="paragraph" style:parent-style-name="Standard">
      <style:text-properties style:font-name="Liberation Sans1" fo:font-size="12pt" officeooo:paragraph-rsid="01be4eb0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f955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Footnote">
      <style:text-properties officeooo:paragraph-rsid="0206047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45" style:family="paragraph" style:parent-style-name="Standard" style:list-style-name="L1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officeooo:paragraph-rsid="026b340d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color="#000000" loext:opacity="100%" style:font-name="Ubuntu" fo:font-size="10.5pt" officeooo:paragraph-rsid="0291d7e7" style:font-size-asian="10.5pt" style:font-size-complex="10.5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1d7e7"/>
    </style:style>
    <style:style style:name="P4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1d7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a9db55"/>
    </style:style>
    <style:style style:name="P5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ad937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b340d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790fe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86a98"/>
    </style:style>
    <style:style style:name="P54" style:family="paragraph" style:parent-style-name="Standard" style:list-style-name="L2">
      <style:text-properties officeooo:paragraph-rsid="01d1c20a"/>
    </style:style>
    <style:style style:name="P55" style:family="paragraph" style:parent-style-name="Standard">
      <style:text-properties officeooo:paragraph-rsid="0103e699"/>
    </style:style>
    <style:style style:name="P5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5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06719c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70d3c" officeooo:paragraph-rsid="01170d3c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6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18594f" officeooo:paragraph-rsid="013f2347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paragraph-rsid="01b1d963" style:font-size-asian="12pt" style:font-size-complex="12pt"/>
    </style:style>
    <style:style style:name="P6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a0666e" officeooo:paragraph-rsid="013f2347" style:font-size-asian="12pt" style:font-size-complex="12pt"/>
    </style:style>
    <style:style style:name="P6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style:font-size-asian="12pt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094786a" officeooo:paragraph-rsid="013f2347" style:font-size-asian="12pt" style:font-size-complex="12pt"/>
    </style:style>
    <style:style style:name="P7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3a783" officeooo:paragraph-rsid="013f2347" style:font-size-asian="12pt" style:font-size-complex="12pt"/>
    </style:style>
    <style:style style:name="P7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officeooo:rsid="013dab0d" officeooo:paragraph-rsid="013dab0d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officeooo:rsid="013b0886" officeooo:paragraph-rsid="013f2347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style:font-size-asian="12pt" style:font-size-complex="12pt"/>
    </style:style>
    <style:style style:name="P74" style:family="paragraph" style:parent-style-name="Standard">
      <style:paragraph-properties style:snap-to-layout-grid="false"/>
      <style:text-properties style:font-name="Liberation Sans1" fo:font-size="12pt" style:font-size-asian="12pt" style:font-size-complex="12pt"/>
    </style:style>
    <style:style style:name="P75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style:snap-to-layout-grid="false"/>
      <style:text-properties style:font-name="Liberation Sans1" fo:font-size="12pt" fo:language="nl" fo:country="NL" officeooo:paragraph-rsid="00a7a2ad" style:font-size-asian="12pt" style:font-size-complex="12pt"/>
    </style:style>
    <style:style style:name="P77" style:family="paragraph" style:parent-style-name="Standard">
      <style:paragraph-properties style:snap-to-layout-grid="false"/>
      <style:text-properties style:font-name="Liberation Sans1" fo:font-size="12pt" fo:language="nl" fo:country="NL" officeooo:paragraph-rsid="00172dcf" style:font-size-asian="12pt" style:font-size-complex="12pt"/>
    </style:style>
    <style:style style:name="P78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1b374ec" style:font-size-asian="12pt" style:font-size-complex="12pt"/>
    </style:style>
    <style:style style:name="P79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1b374ec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7fd60d" style:font-size-asian="12pt" style:font-size-complex="12pt"/>
    </style:style>
    <style:style style:name="P81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7fd60d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1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1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1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1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" style:family="text">
      <style:text-properties fo:color="#000000" loext:opacity="100%" style:font-name="Liberation Sans1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officeooo:rsid="029dc4f9"/>
    </style:style>
    <style:style style:name="T10" style:family="text">
      <style:text-properties officeooo:rsid="0286637d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officeooo:rsid="007505e5"/>
    </style:style>
    <style:style style:name="T13" style:family="text">
      <style:text-properties officeooo:rsid="0013aa8e"/>
    </style:style>
    <style:style style:name="T14" style:family="text">
      <style:text-properties officeooo:rsid="007ef2fc"/>
    </style:style>
    <style:style style:name="T15" style:family="text">
      <style:text-properties style:font-name="Liberation Sans1" fo:font-size="12pt" style:font-size-asian="12pt" style:font-size-complex="12pt"/>
    </style:style>
    <style:style style:name="T16" style:family="text">
      <style:text-properties officeooo:rsid="009c12e0" style:font-size-asian="12pt" style:font-size-complex="12pt"/>
    </style:style>
    <style:style style:name="T17" style:family="text">
      <style:text-properties style:font-name="Liberation Sans1" fo:font-size="12pt" officeooo:rsid="009c12e0" style:font-size-asian="12pt" style:font-size-complex="12pt"/>
    </style:style>
    <style:style style:name="T18" style:family="text">
      <style:text-properties style:font-name="Liberation Sans1" fo:font-size="12pt" officeooo:rsid="00178133" style:font-size-asian="12pt" style:font-size-complex="12pt"/>
    </style:style>
    <style:style style:name="T19" style:family="text">
      <style:text-properties style:font-name="Liberation Sans1" fo:font-size="12pt" officeooo:rsid="007ef2fc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986a98"/>
    </style:style>
    <style:style style:name="T24" style:family="text">
      <style:text-properties officeooo:rsid="02a0bcbe"/>
    </style:style>
    <style:style style:name="T25" style:family="text">
      <style:text-properties officeooo:rsid="02a7122d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officeooo:rsid="02692193"/>
    </style:style>
    <style:style style:name="T32" style:family="text">
      <style:text-properties officeooo:rsid="027028eb"/>
    </style:style>
    <style:style style:name="T33" style:family="text">
      <style:text-properties officeooo:rsid="02a85727"/>
    </style:style>
    <style:style style:name="T34" style:family="text">
      <style:text-properties fo:font-weight="bold" officeooo:rsid="029dc4f9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29e0fd0" style:font-weight-asian="bold" style:font-weight-complex="bold"/>
    </style:style>
    <style:style style:name="T37" style:family="text">
      <style:text-properties fo:font-weight="bold" officeooo:rsid="02a6bd7c" style:font-weight-asian="bold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181027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41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4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43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4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21688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44939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95a7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00bba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officeooo:rsid="04473353"/>
    </style:style>
    <style:style style:name="T55" style:family="text">
      <style:text-properties officeooo:rsid="0f95a7a0"/>
    </style:style>
    <style:style style:name="T56" style:family="text">
      <style:text-properties officeooo:rsid="0f8f58bd"/>
    </style:style>
    <style:style style:name="T57" style:family="text">
      <style:text-properties officeooo:rsid="0aace3cd"/>
    </style:style>
    <style:style style:name="T58" style:family="text">
      <style:text-properties style:font-name="Ubuntu" fo:font-size="10pt" style:font-size-asian="10pt" style:font-size-complex="10pt"/>
    </style:style>
    <style:style style:name="T59" style:family="text">
      <style:text-properties style:font-name="Liberation Sans1" fo:font-size="10pt" style:font-size-asian="10pt" style:font-size-complex="10pt"/>
    </style:style>
    <style:style style:name="T60" style:family="text">
      <style:text-properties style:font-name="Liberation Sans1" fo:font-size="10pt" officeooo:rsid="0203f598" style:font-size-asian="10pt" style:font-size-complex="10pt"/>
    </style:style>
    <style:style style:name="T61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62" style:family="text">
      <style:text-properties officeooo:rsid="0203f598"/>
    </style:style>
    <style:style style:name="T6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8e25c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aabd8f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5393fd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5184e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d92e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47dd5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1ef4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1f7df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2321e3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c936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nl" fo:country="NL" fo:font-weight="normal" officeooo:rsid="00fe7fca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officeooo:rsid="0289b300"/>
    </style:style>
    <style:style style:name="T77" style:family="text">
      <style:text-properties officeooo:rsid="028b5e62"/>
    </style:style>
    <style:style style:name="T78" style:family="text">
      <style:text-properties officeooo:rsid="028d51ca"/>
    </style:style>
    <style:style style:name="T79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025d598d"/>
    </style:style>
    <style:style style:name="T81" style:family="text">
      <style:text-properties fo:font-size="10pt" officeooo:rsid="025d598d" style:font-size-asian="10pt" style:font-size-complex="10pt"/>
    </style:style>
    <style:style style:name="T82" style:family="text">
      <style:text-properties fo:font-size="10pt" officeooo:rsid="02a5ee23" style:font-size-asian="10pt" style:font-size-complex="10pt"/>
    </style:style>
    <style:style style:name="T83" style:family="text">
      <style:text-properties officeooo:rsid="0267de5b"/>
    </style:style>
    <style:style style:name="T84" style:family="text">
      <style:text-properties officeooo:rsid="02747497"/>
    </style:style>
    <style:style style:name="T85" style:family="text">
      <style:text-properties fo:font-size="10pt" officeooo:rsid="027341dd" style:font-size-asian="10pt" style:font-size-complex="10pt"/>
    </style:style>
    <style:style style:name="T86" style:family="text">
      <style:text-properties fo:font-size="10pt" officeooo:rsid="0274939b" style:font-size-asian="10pt" style:font-size-complex="10pt"/>
    </style:style>
    <style:style style:name="T87" style:family="text">
      <style:text-properties officeooo:rsid="0277d415"/>
    </style:style>
    <style:style style:name="T88" style:family="text">
      <style:text-properties fo:font-size="10pt" officeooo:rsid="027bb64c" style:font-size-asian="10pt" style:font-size-complex="10pt"/>
    </style:style>
    <style:style style:name="T89" style:family="text">
      <style:text-properties officeooo:rsid="0272d0c0"/>
    </style:style>
    <style:style style:name="T90" style:family="text">
      <style:text-properties officeooo:rsid="025e46cc"/>
    </style:style>
    <style:style style:name="T91" style:family="text">
      <style:text-properties fo:font-size="10pt" officeooo:rsid="025e46cc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6d49c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fo:language="nl" fo:country="NL" fo:font-weight="normal" officeooo:rsid="0042511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style:text-line-through-style="none" style:text-line-through-type="none" style:font-name="Liberation Sans" fo:font-size="14pt" fo:language="nl" fo:country="NL" fo:font-style="normal" style:text-underline-style="none" fo:font-weight="normal" officeooo:rsid="028eb87e" fo:background-color="transparent" loext:char-shading-value="0" style:font-name-asian="Liberation Sans" style:font-size-asian="14pt" style:language-asian="nl" style:country-asian="NL" style:font-style-asian="normal" style:font-weight-asian="normal" style:font-name-complex="Liberation Sans" style:font-size-complex="14pt" style:font-style-complex="normal" style:font-weight-complex="normal"/>
    </style:style>
    <style:style style:name="T110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style:text-line-through-style="none" style:text-line-through-type="none" style:font-name="Liberation Sans1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a606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0b5cb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f61c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US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fo:font-weight="normal" officeooo:rsid="01867e7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fo:font-weight="normal" officeooo:rsid="0191218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1" fo:font-size="12pt" fo:language="nl" fo:country="NL" fo:font-style="normal" fo:font-weight="normal" officeooo:rsid="026b340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86a98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790f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808080" loext:opacity="100%" style:font-name="Liberation Sans1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officeooo:rsid="01e96954"/>
    </style:style>
    <style:style style:name="T162" style:family="text">
      <style:text-properties officeooo:rsid="0119bd75"/>
    </style:style>
    <style:style style:name="T163" style:family="text">
      <style:text-properties fo:font-weight="normal" officeooo:rsid="00172dcf" style:font-weight-asian="normal" style:font-weight-complex="normal"/>
    </style:style>
    <style:style style:name="T164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bijvoorbeeld Debian of Rocky Linux</text:span><text:span text:style-name="T7">)</text:span><text:span text:style-name="T2">.</text:span></text:p>
      <text:p text:style-name="P2"/>
      <text:p text:style-name="P3"><text:span text:style-name="Strong_20_Emphasis"><text:span text:style-name="T8"/></text:span></text:p>
      <text:list text:style-name="L1">
        <text:list-item>
          <text:p text:style-name="P4">Back-up maken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/>
          </table:table-cell>
          <table:table-cell table:style-name="Tabel6.A1" office:value-type="string">
            <text:p text:style-name="P7"><text:span text:style-name="T9">Back-up v</text:span>oorbereiden <text:span text:style-name="T9"><text:s/>o</text:span><text:span text:style-name="T10">p Windows</text:span></text:p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9">Verzame<text:span text:style-name="T12">l</text:span> <text:span text:style-name="T13">computernaam en </text:span>gebruikersnamen, zie pagina <text:span text:style-name="T14">4</text:span>.</text:p>
          </table:table-cell>
        </table:table-row>
        <table:table-row table:style-name="Tabel6.1">
          <table:table-cell table:style-name="Tabel6.A1" office:value-type="string">
            <text:p text:style-name="P10"><text:span text:style-name="Strong_20_Emphasis"><text:span text:style-name="T11">☐</text:span></text:span></text:p>
          </table:table-cell>
          <table:table-cell table:style-name="Tabel6.A1" office:value-type="string">
            <text:p text:style-name="P11"><text:span text:style-name="T15">Verzamel </text:span><text:span text:style-name="Emphasis"><text:span text:style-name="T16">per gebruiker</text:span></text:span><text:span text:style-name="T17"> </text:span><text:span text:style-name="T15">E-mailadressen </text:span><text:span text:style-name="T18">en</text:span><text:span text:style-name="T15"> mailserver</text:span><text:span text:style-name="T18">adressen</text:span><text:span text:style-name="T15"> inclusief gebruikersnamen en wachtwoorden, zie pagina </text:span><text:span text:style-name="T19">4</text:span><text:span text:style-name="T15">.</text:span></text:p>
          </table:table-cell>
        </table:table-row>
      </table:table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1">☐</text:span></text:span></text:p>
          </table:table-cell>
          <table:table-cell table:style-name="_31_._5f_Migratie_5f_voorbereiden.A1" office:value-type="string">
            <text:p text:style-name="P13">Exporteer<text:span text:style-name="T20"> </text:span><text:span text:style-name="Emphasis"><text:span text:style-name="T21">gegevens uit de browser-app</text:span></text:span><text:span text:style-name="Emphasis"><text:span text:style-name="T22"><text:note text:id="ftn1" text:note-class="footnote"><text:note-citation>1</text:note-citation><text:note-body><text:p text:style-name="P14">Zie <text:span text:style-name="T23">d</text:span>e tabel “Browser-app migratie van Windows naar Linux” op <text:span text:style-name="T24">d</text:span>e vo<text:span text:style-name="T25">lgende</text:span> pagina.</text:p></text:note-body></text:note></text:span>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12"><text:span text:style-name="Strong_20_Emphasis"><text:span text:style-name="T11">☐</text:span></text:span></text:p>
          </table:table-cell>
          <table:table-cell table:style-name="_31_._5f_Migratie_5f_voorbereiden.A1" office:value-type="string">
            <text:p text:style-name="P13">Exporteer<text:span text:style-name="Emphasis"><text:span text:style-name="T29"> </text:span></text:span><text:span text:style-name="Emphasis"><text:span text:style-name="T21">gegevens uit de </text:span></text:span><text:span text:style-name="Emphasis"><text:span text:style-name="T30">mail</text:span></text:span><text:span text:style-name="Emphasis"><text:span text:style-name="T21">-app</text:span></text:span><text:span text:style-name="Emphasis"><text:span text:style-name="T22"><text:note text:id="ftn2" text:note-class="footnote"><text:note-citation>2</text:note-citation><text:note-body><text:p text:style-name="P15">Zie de tabel “<text:span text:style-name="T31">Mai</text:span><text:span text:style-name="T32">l</text:span>-app migratie van Windows naar Linux” op <text:span text:style-name="T24">d</text:span>e vo<text:span text:style-name="T33">lgende</text:span>pagina.</text:p></text:note-body></text:note></text:span>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6"/>
          </table:table-cell>
          <table:table-cell table:style-name="Tabel5.A1" office:value-type="string">
            <text:p text:style-name="P17"/>
          </table:table-cell>
        </table:table-row>
        <table:table-row table:style-name="Tabel5.1">
          <table:table-cell table:style-name="Tabel5.A1" office:value-type="string">
            <text:p text:style-name="P16"/>
          </table:table-cell>
          <table:table-cell table:style-name="Tabel5.A1" office:value-type="string">
            <text:p text:style-name="P18"><text:span text:style-name="T34">Back-up uitvoeren o</text:span><text:span text:style-name="T35">p Linux </text:span><text:span text:style-name="T36">zonder</text:span><text:span text:style-name="T37">(</text:span><text:span text:style-name="T36">!</text:span><text:span text:style-name="T37">)</text:span><text:span text:style-name="T35"> BitLocker-stationsversleuteling op Windows.</text:span><text:line-break/><text:span text:style-name="T38">Configuratiescherm &gt; Systeem en beveiliging &gt; BitLocker-stationsversleuteling &gt; "Schijf" &gt; BitLocker uitschakelen</text:span></text:p>
          </table:table-cell>
        </table:table-row>
        <table:table-row table:style-name="Tabel5.1">
          <table:table-cell table:style-name="Tabel5.A1" office:value-type="string">
            <text:p text:style-name="P10"><text:span text:style-name="Strong_20_Emphasis"><text:span text:style-name="T11">☐</text:span></text:span></text:p>
          </table:table-cell>
          <table:table-cell table:style-name="Tabel5.A1" office:value-type="string">
            <text:p text:style-name="P19"><text:span text:style-name="T39">Start de computer op vanaf</text:span><text:span text:style-name="T39"><text:note text:id="ftn3" text:note-class="footnote"><text:note-citation>3</text:note-citation><text:note-body><text:p text:style-name="P20"><text:span text:style-name="T40">B</text:span><text:span text:style-name="T41">ootmenu/</text:span><text:span text:style-name="T40">S</text:span><text:span text:style-name="T41">etup</text:span><text:span text:style-name="T42"> via </text:span><text:span text:style-name="T43">é</text:span><text:span text:style-name="T44">é</text:span><text:span text:style-name="T40">n van d</text:span><text:span text:style-name="T45">e </text:span><text:span text:style-name="T46">v</text:span><text:span text:style-name="T47">eelgebruikte toetsen: </text:span><text:span text:style-name="T48">Esc</text:span><text:span text:style-name="T49">, </text:span><text:span text:style-name="T48">Delete</text:span><text:span text:style-name="T49">, </text:span><text:span text:style-name="T48">F1</text:span><text:span text:style-name="T49">, </text:span><text:span text:style-name="T48">F2</text:span><text:span text:style-name="T49">, </text:span><text:span text:style-name="T48">F9</text:span><text:span text:style-name="T49">, </text:span><text:span text:style-name="T48">F10</text:span><text:span text:style-name="T49">, </text:span><text:span text:style-name="T48">F11</text:span><text:span text:style-name="T49">, or </text:span><text:span text:style-name="T48">F12</text:span></text:p></text:note-body></text:note></text:span><text:span text:style-name="T39"> </text:span><text:span text:style-name="T50">een</text:span><text:span text:style-name="T51"> </text:span><text:span text:style-name="T52">L</text:span><text:span text:style-name="T53">ive</text:span><text:span text:style-name="T53"><text:note text:id="ftn4" text:note-class="footnote"><text:note-citation>4</text:note-citation><text:note-body><text:p text:style-name="P21"><text:span text:style-name="T54">Vanaf ee</text:span>n <text:span text:style-name="T55">L</text:span>ive <text:span text:style-name="T56">USB</text:span><text:span text:style-name="T57">-stick</text:span><text:span text:style-name="T58"> </text:span>kunt <text:span text:style-name="T54">u opstarten en</text:span> <text:span text:style-name="T59">met </text:span><text:span text:style-name="T60">Linux</text:span><text:span text:style-name="Strong_20_Emphasis"><text:span text:style-name="T61"> </text:span></text:span>werken zonder enige bestanden op de harde schijf te wijzigen en maakt ook installatie van <text:span text:style-name="T62">Linux</text:span><text:span text:style-name="T61"> </text:span>mogelijk.</text:p></text:note-body></text:note></text:span><text:span text:style-name="T53"> </text:span><text:span text:style-name="T63">USB</text:span><text:span text:style-name="T64">-stick</text:span><text:span text:style-name="T64"><text:note text:id="ftn5" text:note-class="footnote"><text:note-citation>5</text:note-citation><text:note-body><text:p text:style-name="P22"><text:span text:style-name="T65">Z</text:span><text:span text:style-name="T66">ie Checklist installatie ...</text:span></text:p></text:note-body></text:note></text:span><text:span text:style-name="T51">, </text:span><text:span text:style-name="T67">zoals </text:span><text:span text:style-name="T68">Debian</text:span><text:span text:style-name="T69"> </text:span><text:span text:style-name="T70">of Rocky Linux</text:span><text:span text:style-name="T71"> </text:span><text:span text:style-name="T53">Desktop/</text:span><text:span text:style-name="T72">Workstation</text:span></text:p>
          </table:table-cell>
        </table:table-row>
        <table:table-row table:style-name="Tabel5.4">
          <table:table-cell table:style-name="Tabel5.A1" office:value-type="string">
            <text:p text:style-name="P10"><text:span text:style-name="Strong_20_Emphasis"><text:span text:style-name="T11">☐</text:span></text:span></text:p>
          </table:table-cell>
          <table:table-cell table:style-name="Tabel5.A1" office:value-type="string">
            <text:p text:style-name="P23"><text:span text:style-name="T73">K</text:span><text:span text:style-name="T20">opi</text:span><text:span text:style-name="T73">eer</text:span><text:span text:style-name="T20"> </text:span><text:span text:style-name="Emphasis"><text:span text:style-name="T29">per gebruiker </text:span></text:span><text:span text:style-name="T74">C:\Gebruikers\&lt;Gebruikersnaam&gt; </text:span><text:span text:style-name="T20">naar een externe harddisk</text:span><text:span text:style-name="T26">.<text:line-break/></text:span><text:span text:style-name="T27">Gebr. 1-4</text:span><text:span text:style-name="T26"><text:line-break/></text:span><text:span text:style-name="Strong_20_Emphasis"><text:span text:style-name="T28">☐ ☐ ☐ ☐</text:span></text:span></text:p>
          </table:table-cell>
        </table:table-row>
      </table:table>
      <text:p text:style-name="P16"><text:span text:style-name="Emphasis"><text:span text:style-name="T75"/></text:span></text:p>
      <text:p text:style-name="P24"><text:tab/></text:p>
      <table:table table:name="Tabel3" table:style-name="Tabel3">
        <table:table-column table:style-name="Tabel3.A"/>
        <table:table-column table:style-name="Tabel3.B"/>
        <table:table-column table:style-name="Tabel3.C"/>
        <table:table-row>
          <table:table-cell table:style-name="Tabel3.A1" table:number-columns-spanned="3" office:value-type="string">
            <text:p text:style-name="P25">Browser-app migratie <text:span text:style-name="T32">van Windows naar Linux</text:span></text:p>
          </table:table-cell>
          <table:covered-table-cell/>
          <table:covered-table-cell/>
        </table:table-row>
        <table:table-row>
          <table:table-cell table:style-name="Tabel3.A2" office:value-type="string">
            <text:p text:style-name="P25"/>
          </table:table-cell>
          <table:table-cell table:style-name="Tabel3.A2" office:value-type="string">
            <text:p text:style-name="P26"><text:span text:style-name="T76">Op </text:span>Windows <text:span text:style-name="T77">in </text:span><text:span text:style-name="T78">gebruik</text:span></text:p>
          </table:table-cell>
          <table:table-cell table:style-name="Tabel3.C2" office:value-type="string">
            <text:p text:style-name="P26">Linux <text:span text:style-name="T76">vervanger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28">Microsoft Edge <text:span text:style-name="T80">(export Favorieten)<text:line-break/></text:span><text:span text:style-name="T81">C:\Gebruikers\&lt;Gebruikersnaam&gt;\AppData\Local\Microsoft\Edge\User Data\Default</text:span><text:span text:style-name="T82">\</text:span></text:p>
          </table:table-cell>
          <table:table-cell table:style-name="Tabel3.C2" office:value-type="string">
            <text:p text:style-name="P29">Microsoft Edge <text:span text:style-name="T80">(import Favorieten)<text:line-break/></text:span><text:span text:style-name="T81">~/.config/microsoft-edge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30">Mozilla Firefox <text:span text:style-name="T80">(export </text:span><text:span text:style-name="T83">Bladwijzers</text:span><text:span text:style-name="T80">), </text:span><text:span text:style-name="T10">zie </text:span><text:span text:style-name="User_20_Entry"><text:span text:style-name="T84">about:profiles</text:span></text:span><text:span text:style-name="T84">:</text:span><text:span text:style-name="T80"><text:line-break/></text:span><text:span text:style-name="T85">C:\Gebruikers\</text:span><text:span text:style-name="T81">&lt;Gebruikersnaam&gt;</text:span><text:span text:style-name="T85">\AppData\Roaming\M</text:span><text:span text:style-name="T86">o</text:span><text:span text:style-name="T85">zilla\Firefox\Profiles\</text:span></text:p>
          </table:table-cell>
          <table:table-cell table:style-name="Tabel3.C2" office:value-type="string">
            <text:p text:style-name="P31">Mozilla Firefox <text:span text:style-name="T80">(import </text:span><text:span text:style-name="T83">Bladwijzers</text:span><text:span text:style-name="T80">), </text:span><text:span text:style-name="T10">zie</text:span><text:span text:style-name="T87"> </text:span><text:span text:style-name="User_20_Entry"><text:span text:style-name="T84">about:profiles</text:span></text:span><text:span text:style-name="T84">:</text:span><text:span text:style-name="T80"><text:line-break/></text:span><text:span text:style-name="T81">~/.mozilla/firefox/</text:span></text:p>
          </table:table-cell>
        </table:table-row>
        <table:table-row>
          <table:table-cell table:style-name="Tabel3.A2" office:value-type="string">
            <text:p text:style-name="P27"><text:span text:style-name="Strong_20_Emphasis"><text:span text:style-name="T79">☐</text:span></text:span></text:p>
          </table:table-cell>
          <table:table-cell table:style-name="Tabel3.A2" office:value-type="string">
            <text:p text:style-name="P32">Google Chrome <text:span text:style-name="T80">(export </text:span><text:span text:style-name="T83">Bookmarks</text:span><text:span text:style-name="T80">)<text:line-break/></text:span><text:span text:style-name="T81">C:\Gebruikers\&lt;gebruikersnaam&gt;\AppData\Local\Google\Chrome\User Data</text:span><text:span text:style-name="T88">\</text:span></text:p>
          </table:table-cell>
          <table:table-cell table:style-name="Tabel3.C2" office:value-type="string">
            <text:p text:style-name="P32">Google Chrome <text:span text:style-name="T80">(import </text:span><text:span text:style-name="T83">Bookmarks</text:span><text:span text:style-name="T80">)<text:line-break/></text:span><text:span text:style-name="T81">~/.config/google-chrome/</text:span></text:p>
          </table:table-cell>
        </table:table-row>
      </table:table>
      <text:p text:style-name="P33"/>
      <text:p text:style-name="P33"><text:tab/></text:p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34">Mail-app migratie <text:span text:style-name="T32">van Windows naar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27"><text:span text:style-name="Strong_20_Emphasis"><text:span text:style-name="T79"/></text:span></text:p>
          </table:table-cell>
          <table:table-cell table:style-name="Tabel4.A2" office:value-type="string">
            <text:p text:style-name="P26"><text:span text:style-name="T76">Op </text:span>Windows <text:span text:style-name="T76">in gebruik</text:span></text:p>
          </table:table-cell>
          <table:table-cell table:style-name="Tabel4.C2" office:value-type="string">
            <text:p text:style-name="P26">Linux <text:span text:style-name="T76">vervanger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28">Microsoft Outlook (export PST/OST-<text:span text:style-name="T89">bestand</text:span>)<text:line-break/><text:span text:style-name="T38">C:\Gebruikers\&lt;Gebruikersnaam&gt;\Documents\Outlook Files\</text:span></text:p>
          </table:table-cell>
          <table:table-cell table:style-name="Tabel4.C2" office:value-type="string">
            <text:p text:style-name="P28">Evolution (import PST/OST-<text:span text:style-name="T89">bestand</text:span>)<text:line-break/><text:span text:style-name="T38">~/.local/share/evolution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35">Windows Mail (export <text:span text:style-name="T80">e-mails + </text:span><text:span text:style-name="T90">adresboek)<text:line-break/></text:span><text:span text:style-name="T91">C:\</text:span><text:span text:style-name="T85">Gebru</text:span><text:span text:style-name="T91">ikers\</text:span><text:span text:style-name="T81">&lt;Gebruikersnaam&gt;</text:span><text:span text:style-name="T91">\AppData\Local\Comms\Unistore\data</text:span><text:span text:style-name="T82">\</text:span></text:p>
          </table:table-cell>
          <table:table-cell table:style-name="Tabel4.C2" office:value-type="string">
            <text:p text:style-name="P36">Thunderbird (import <text:span text:style-name="T80">e-mails + </text:span><text:span text:style-name="T90">adresboek)<text:line-break/></text:span><text:span text:style-name="T91">~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37">Thunderbird (export <text:span text:style-name="T80">e-mails + </text:span><text:span text:style-name="T90">adresboek)<text:line-break/></text:span><text:span text:style-name="T91">C:\</text:span><text:span text:style-name="T85">Gebru</text:span><text:span text:style-name="T91">ikers\</text:span><text:span text:style-name="T81">&lt;Gebruikersnaam&gt;</text:span><text:span text:style-name="T91">\AppData\Roaming\Thunderbird\Profiles</text:span><text:span text:style-name="T82">\</text:span></text:p>
          </table:table-cell>
          <table:table-cell table:style-name="Tabel4.C2" office:value-type="string">
            <text:p text:style-name="P37">Thunderbird (import <text:span text:style-name="T80">e-mails + </text:span><text:span text:style-name="T90">adresboek)<text:line-break/></text:span><text:span text:style-name="T91">~/.thunderbird/</text:span></text:p>
          </table:table-cell>
        </table:table-row>
        <table:table-row>
          <table:table-cell table:style-name="Tabel4.A2" office:value-type="string">
            <text:p text:style-name="P27"><text:span text:style-name="Strong_20_Emphasis"><text:span text:style-name="T79">☐</text:span></text:span></text:p>
          </table:table-cell>
          <table:table-cell table:style-name="Tabel4.A2" office:value-type="string">
            <text:p text:style-name="P28">Webmail</text:p>
          </table:table-cell>
          <table:table-cell table:style-name="Tabel4.C2" office:value-type="string">
            <text:p text:style-name="P28">Webmail</text:p>
          </table:table-cell>
        </table:table-row>
      </table:table>
      <text:p text:style-name="P33"/>
      <text:p text:style-name="P33"/>
      <text:list text:continue-numbering="true" text:style-name="L1">
        <text:list-item>
          <text:p text:style-name="P38"><text:span text:style-name="Strong_20_Emphasis"><text:span text:style-name="T92">Linux </text:span></text:span><text:span text:style-name="Strong_20_Emphasis"><text:span text:style-name="T93">installeren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8"><text:span text:style-name="Strong_20_Emphasis"><text:span text:style-name="T11">☐</text:span></text:span></text:p>
          </table:table-cell>
          <table:table-cell table:style-name="_32_._5f_Ubuntu_5f_installeren.A1" office:value-type="string">
            <text:p text:style-name="P40"><text:span text:style-name="T94">Installeer </text:span><text:span text:style-name="T95">Linux </text:span><text:span text:style-name="T94">volgens de </text:span><text:span text:style-name="Strong_20_Emphasis"><text:span text:style-name="T96">Checklist</text:span></text:span><text:span text:style-name="Strong_20_Emphasis"><text:span text:style-name="T97"> i</text:span></text:span><text:span text:style-name="Strong_20_Emphasis"><text:span text:style-name="T98">nstallatie</text:span></text:span><text:span text:style-name="T99"><text:note text:id="ftn6" text:note-class="footnote"><text:note-citation>1</text:note-citation><text:note-body><text:p text:style-name="P41">Checklist installatie is te vinden op <text:a xlink:type="simple" xlink:href="https://karelzimmer.nl/" text:style-name="Internet_20_link" text:visited-style-name="Visited_20_Internet_20_Link"><text:span text:style-name="T100">karelzimmer.nl</text:span></text:a><text:span text:style-name="T101">, onder </text:span><text:span text:style-name="Sterk_20_accent_20_voetnoot"><text:span text:style-name="T102">Linux</text:span></text:span><text:span text:style-name="T101">.</text:span></text:p></text:note-body></text:note></text:span><text:span text:style-name="T99">.</text:span></text:p>
          </table:table-cell>
        </table:table-row>
      </table:table>
      <text:p text:style-name="P42"><text:soft-page-break/><text:span text:style-name="Strong_20_Emphasis"><text:span text:style-name="T103"><text:tab/></text:span></text:span></text:p>
      <text:list text:continue-numbering="true" text:style-name="L1">
        <text:list-item>
          <text:p text:style-name="P43"><text:span text:style-name="Strong_20_Emphasis"><text:span text:style-name="T104">Back-up </text:span></text:span><text:span text:style-name="Strong_20_Emphasis"><text:span text:style-name="T105">t</text:span></text:span><text:span text:style-name="Strong_20_Emphasis"><text:span text:style-name="T104">erugzetten</text:span></text:span><text:span text:style-name="Emphasis"><text:span text:style-name="T106"> (</text:span></text:span><text:span text:style-name="Emphasis"><text:span text:style-name="T107">op</text:span></text:span><text:span text:style-name="Emphasis"><text:span text:style-name="T106"> </text:span></text:span><text:span text:style-name="Emphasis"><text:span text:style-name="T108">Linux</text:span></text:span><text:span text:style-name="Emphasis"><text:span text:style-name="T106">)</text:span></text:span><text:span text:style-name="Strong_20_Emphasis"><text:span text:style-name="T21"><text:line-break/></text:span></text:span></text:p>
          <text:p text:style-name="P44"><text:span text:style-name="Emphasis">De handelingen in dit hoofdstuk dienen per gebruiker te worden uitgevoerd.</text:span></text:p>
          <text:p text:style-name="P44"><text:span text:style-name="Emphasis"/></text:p>
          <text:p text:style-name="P45">Gebr. 1-4</text:p>
        </text:list-item>
      </text:list>
      <text:p text:style-name="P46"><text:span text:style-name="T103"><text:tab/></text:span><text:span text:style-name="Strong_20_Emphasis"><text:span text:style-name="T79">☐ ☐ ☐ ☐</text:span></text:span><text:span text:style-name="T109"><text:tab/></text:span><text:span text:style-name="T110">Zorg dat er geen </text:span><text:span text:style-name="T111">Internetverbinding </text:span><text:span text:style-name="T110">is, zodat er geen nieuwe </text:span><text:span text:style-name="T112">e-</text:span><text:span text:style-name="T110">mails </text:span><text:span text:style-name="T113">kunnen </text:span><text:span text:style-name="T112">binnen</text:span><text:span text:style-name="T110">komen.</text:span></text:p>
      <text:p text:style-name="P47"><text:span text:style-name="T114"><text:tab/></text:span><text:span text:style-name="Strong_20_Emphasis"><text:span text:style-name="T28">☐ ☐ ☐ ☐<text:tab/></text:span></text:span><text:span text:style-name="T21">Koppel de externe harddisk aan.</text:span></text:p>
      <text:p text:style-name="P48"><text:span text:style-name="T114"><text:tab/></text:span><text:span text:style-name="Strong_20_Emphasis"><text:span text:style-name="T28">☐ ☐ ☐ ☐</text:span></text:span><text:span text:style-name="T115"><text:tab/></text:span><text:span text:style-name="T21">Kopieer </text:span><text:span text:style-name="T116">Mijn documenten, </text:span><text:span text:style-name="T117">etc</text:span><text:span text:style-name="T21">.</text:span></text:p>
      <text:p text:style-name="P47"><text:span text:style-name="T114"><text:tab/></text:span><text:span text:style-name="Strong_20_Emphasis"><text:span text:style-name="T28">☐ ☐ ☐ ☐</text:span></text:span><text:span text:style-name="T114"><text:tab/></text:span><text:span text:style-name="T118">Kopieer browser</text:span><text:span text:style-name="T119">-app </text:span><text:span text:style-name="T118">profielbestanden</text:span><text:span text:style-name="T22"><text:note text:id="ftn7" text:note-class="footnote"><text:note-citation>1</text:note-citation><text:note-body><text:p text:style-name="P14">Zie <text:span text:style-name="T23">d</text:span>e tabel “Browser-app migratie van Windows naar Linux” op <text:span text:style-name="T24">d</text:span>e vorige pagina.</text:p></text:note-body></text:note></text:span><text:span text:style-name="T22"> </text:span><text:span text:style-name="T120">en importeer browser-app gegevens</text:span><text:span text:style-name="T121">.</text:span></text:p>
      <text:p text:style-name="P49"><text:span text:style-name="T114"><text:tab/></text:span><text:span text:style-name="Strong_20_Emphasis"><text:span text:style-name="T28">☐ ☐ ☐ ☐</text:span></text:span><text:span text:style-name="T114"><text:tab/></text:span><text:span text:style-name="T118">Kopieer </text:span><text:span text:style-name="T122">mail</text:span><text:span text:style-name="T119">-app </text:span><text:span text:style-name="T118">profielbestanden</text:span><text:span text:style-name="T22"><text:note text:id="ftn8" text:note-class="footnote"><text:note-citation>2</text:note-citation><text:note-body><text:p text:style-name="P15">Zie de tabel “<text:span text:style-name="T31">Mai</text:span><text:span text:style-name="T32">l</text:span>-app migratie van Windows naar Linux” op <text:span text:style-name="T24">d</text:span>e vorige pagina.</text:p></text:note-body></text:note></text:span><text:span text:style-name="T22"> </text:span><text:span text:style-name="T120">en importeer mail-app gegevens</text:span><text:span text:style-name="T121">.</text:span></text:p>
      <text:p text:style-name="P47"><text:span text:style-name="T114"><text:tab/></text:span><text:span text:style-name="Strong_20_Emphasis"><text:span text:style-name="T28">☐ ☐ ☐ ☐</text:span></text:span><text:span text:style-name="T114"><text:tab/></text:span><text:span text:style-name="T123">Verwijder overbodige Windows-bestanden via </text:span><text:span text:style-name="Strong_20_Emphasis"><text:span text:style-name="T124">Terminalvenster</text:span></text:span><text:span text:style-name="T125"> </text:span><text:span text:style-name="T126">en de volgende opdrachtregel:<text:line-break/></text:span></text:p>
      <text:list text:continue-numbering="true" text:style-name="L1">
        <text:list-header>
          <text:p text:style-name="P50"><text:span text:style-name="User_20_Entry"><text:span text:style-name="T127">f</text:span></text:span><text:span text:style-name="User_20_Entry"><text:span text:style-name="T128">ind </text:span></text:span><text:span text:style-name="User_20_Entry"><text:span text:style-name="T129">$HOME</text:span></text:span><text:span text:style-name="User_20_Entry"><text:span text:style-name="T128"> -type f -</text:span></text:span><text:span text:style-name="User_20_Entry"><text:span text:style-name="T130">i</text:span></text:span><text:span text:style-name="User_20_Entry"><text:span text:style-name="T128">name </text:span></text:span><text:span text:style-name="User_20_Entry"><text:span text:style-name="T131">d</text:span></text:span><text:span text:style-name="User_20_Entry"><text:span text:style-name="T128">esktop.ini -</text:span></text:span><text:span text:style-name="User_20_Entry"><text:span text:style-name="T132">d</text:span></text:span><text:span text:style-name="User_20_Entry"><text:span text:style-name="T133">e</text:span></text:span><text:span text:style-name="User_20_Entry"><text:span text:style-name="T132">lete </text:span></text:span><text:span text:style-name="User_20_Entry"><text:span text:style-name="T134">-or </text:span></text:span><text:span text:style-name="User_20_Entry"><text:span text:style-name="T128">-type f -</text:span></text:span><text:span text:style-name="User_20_Entry"><text:span text:style-name="T135">i</text:span></text:span><text:span text:style-name="User_20_Entry"><text:span text:style-name="T128">name </text:span></text:span><text:span text:style-name="User_20_Entry"><text:span text:style-name="T135">t</text:span></text:span><text:span text:style-name="User_20_Entry"><text:span text:style-name="T128">humbs.db -</text:span></text:span><text:span text:style-name="User_20_Entry"><text:span text:style-name="T132">delete</text:span></text:span></text:p>
          <text:p text:style-name="P50"><text:span text:style-name="User_20_Entry"><text:span text:style-name="T127">f</text:span></text:span><text:span text:style-name="User_20_Entry"><text:span text:style-name="T128">ind </text:span></text:span><text:span text:style-name="User_20_Entry"><text:span text:style-name="T129">$HOME</text:span></text:span><text:span text:style-name="User_20_Entry"><text:span text:style-name="T128"> -type f -name '*.</text:span></text:span><text:span text:style-name="User_20_Entry"><text:span text:style-name="T136">lnk'</text:span></text:span><text:span text:style-name="User_20_Entry"><text:span text:style-name="T128"> -</text:span></text:span><text:span text:style-name="User_20_Entry"><text:span text:style-name="T132">delete -</text:span></text:span><text:span text:style-name="User_20_Entry"><text:span text:style-name="T137">or </text:span></text:span><text:span text:style-name="User_20_Entry"><text:span text:style-name="T128">-type f -</text:span></text:span><text:span text:style-name="User_20_Entry"><text:span text:style-name="T130">i</text:span></text:span><text:span text:style-name="User_20_Entry"><text:span text:style-name="T128">name '*.</text:span></text:span><text:span text:style-name="User_20_Entry"><text:span text:style-name="T138">exe'</text:span></text:span><text:span text:style-name="User_20_Entry"><text:span text:style-name="T128"> -</text:span></text:span><text:span text:style-name="User_20_Entry"><text:span text:style-name="T132">delete -</text:span></text:span><text:span text:style-name="User_20_Entry"><text:span text:style-name="T139">or </text:span></text:span><text:span text:style-name="User_20_Entry"><text:span text:style-name="T128">-type f -</text:span></text:span><text:span text:style-name="User_20_Entry"><text:span text:style-name="T139">name '~*' -delete</text:span></text:span><text:span text:style-name="User_20_Entry"><text:span text:style-name="T140"><text:line-break/></text:span></text:span></text:p>
        </text:list-header>
      </text:list>
      <text:p text:style-name="P51"><text:span text:style-name="Strong_20_Emphasis"><text:tab/></text:span><text:span text:style-name="Strong_20_Emphasis"><text:span text:style-name="T141">Gebr. 1-4</text:span></text:span></text:p>
      <text:p text:style-name="P47"><text:span text:style-name="Strong_20_Emphasis"><text:span text:style-name="T142"><text:tab/></text:span></text:span><text:span text:style-name="Strong_20_Emphasis"><text:span text:style-name="T28">☐ ☐ ☐ ☐</text:span></text:span><text:span text:style-name="Strong_20_Emphasis"><text:span text:style-name="T115"><text:tab/></text:span></text:span><text:span text:style-name="T21">Maak verbinding met het Internet, zodat er </text:span><text:span text:style-name="T143">weer</text:span><text:span text:style-name="T21"> nieuwe </text:span><text:span text:style-name="T144">e-</text:span><text:span text:style-name="T21">mails</text:span><text:span text:style-name="T145"> </text:span><text:span text:style-name="T144">binnen</text:span><text:span text:style-name="T21"> </text:span><text:span text:style-name="T145">kunnen </text:span><text:span text:style-name="T21">komen.</text:span></text:p>
      <text:list text:style-name="L2">
        <text:list-header>
          <text:p text:style-name="P52"><text:span text:style-name="T114"><text:tab/></text:span><text:span text:style-name="Strong_20_Emphasis"><text:span text:style-name="T28">☐ ☐ ☐ ☐</text:span></text:span><text:span text:style-name="T114"><text:tab/></text:span><text:span text:style-name="T146">Start de browser-app en c</text:span><text:span text:style-name="T147">ontroleer de werking</text:span><text:span text:style-name="T22">.</text:span></text:p>
          <text:p text:style-name="P53"><text:span text:style-name="T114"><text:tab/></text:span><text:span text:style-name="Strong_20_Emphasis"><text:span text:style-name="T28">☐ ☐ ☐ ☐</text:span></text:span><text:span text:style-name="T114"><text:tab/></text:span><text:span text:style-name="T146">Start de mail-app en c</text:span><text:span text:style-name="T147">ontroleer de werking</text:span><text:span text:style-name="T22">.</text:span></text:p>
          <text:p text:style-name="P52"><text:span text:style-name="T114"/></text:p>
          <text:p text:style-name="P54"><text:span text:style-name="T148"><text:line-break/><text:tab/></text:span><text:span text:style-name="T149">E</text:span><text:span text:style-name="T150">inde c</text:span><text:span text:style-name="T151">hecklist, </text:span><text:span text:style-name="T152">het overzetten</text:span><text:span text:style-name="T153"> </text:span><text:span text:style-name="T154">is </text:span><text:span text:style-name="T153">voltooid.</text:span></text:p>
        </text:list-header>
      </text:list>
      <text:p text:style-name="P55"/>
      <text:list text:continue-numbering="true" text:style-name="L2">
        <text:list-item>
          <text:list>
            <text:list-header>
              <text:p text:style-name="P56"><text:span text:style-name="T155">Geschreven door </text:span><text:a xlink:type="simple" xlink:href="mailto:info@karelzimmer.nl?subject=Checklist%20installatie%20Linux" text:style-name="Internet_20_link" text:visited-style-name="Visited_20_Internet_20_Link"><text:span text:style-name="T156">Karel Zimmer</text:span></text:a><text:span text:style-name="T157">.</text:span></text:p>
              <text:p text:style-name="P57"><text:span text:style-name="T158">Licentie </text:span><text:span text:style-name="T157">C</text:span><text:span text:style-name="T159">C0</text:span><text:span text:style-name="T157"> 1.0 </text:span><text:span text:style-name="T16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60"><text:s/></text:span><text:span text:style-name="T16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6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8">Gebr.#</text:p>
            <text:p text:style-name="P59"/>
          </table:table-cell>
          <table:table-cell table:style-name="Tabel1.A1" table:number-rows-spanned="2" office:value-type="string">
            <text:p text:style-name="P60">Gebruiker</text:p>
            <text:p text:style-name="P61">(bijv. Jan <text:span text:style-name="T161">Jansen</text:span>)</text:p>
          </table:table-cell>
          <table:table-cell table:style-name="Tabel1.A1" table:number-rows-spanned="2" office:value-type="string">
            <text:p text:style-name="P60">Gebruikersnaam</text:p>
            <text:p text:style-name="P61">(bijv. jan)</text:p>
          </table:table-cell>
          <table:table-cell table:style-name="Tabel1.D1" table:number-rows-spanned="2" office:value-type="string">
            <text:p text:style-name="P62">Wachtwoord</text:p>
            <text:p text:style-name="P63"/>
          </table:table-cell>
          <table:table-cell table:style-name="Tabel1.E1" office:value-type="string">
            <text:p text:style-name="P64"/>
          </table:table-cell>
          <table:table-cell table:style-name="Tabel1.F1" office:value-type="string">
            <text:p text:style-name="P65">BIOS-wachtwoord</text:p>
          </table:table-cell>
          <table:table-cell table:style-name="Tabel1.G1" office:value-type="string">
            <text:p text:style-name="P66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67">Wifi-netwerknaam</text:p>
          </table:table-cell>
          <table:table-cell table:style-name="Tabel1.G2" office:value-type="string">
            <text:p text:style-name="P66"/>
          </table:table-cell>
        </table:table-row>
        <table:table-row table:style-name="Tabel1.3">
          <table:table-cell table:style-name="Tabel1.A3" office:value-type="string">
            <text:p text:style-name="P68">1</text:p>
          </table:table-cell>
          <table:table-cell table:style-name="Tabel1.A3" office:value-type="string">
            <text:p text:style-name="P60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69">Netwerksleutel</text:p>
          </table:table-cell>
          <table:table-cell table:style-name="Tabel1.G2" office:value-type="string">
            <text:p text:style-name="P66"/>
          </table:table-cell>
        </table:table-row>
        <table:table-row table:style-name="Tabel1.4">
          <table:table-cell table:style-name="Tabel1.A3" office:value-type="string">
            <text:p text:style-name="P68">2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0">Router IP#</text:p>
          </table:table-cell>
          <table:table-cell table:style-name="Tabel1.G2" office:value-type="string">
            <text:p text:style-name="P66"/>
          </table:table-cell>
        </table:table-row>
        <table:table-row table:style-name="Tabel1.5">
          <table:table-cell table:style-name="Tabel1.A3" office:value-type="string">
            <text:p text:style-name="P71">3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0">Router gebr.nm/ww</text:p>
          </table:table-cell>
          <table:table-cell table:style-name="Tabel1.G2" office:value-type="string">
            <text:p text:style-name="P66"/>
          </table:table-cell>
        </table:table-row>
        <table:table-row table:style-name="Tabel1.6">
          <table:table-cell table:style-name="Tabel1.A3" office:value-type="string">
            <text:p text:style-name="P71">4</text:p>
          </table:table-cell>
          <table:table-cell table:style-name="Tabel1.A3" office:value-type="string">
            <text:p text:style-name="P66"/>
          </table:table-cell>
          <table:table-cell table:style-name="Tabel1.A3" office:value-type="string">
            <text:p text:style-name="P66"/>
          </table:table-cell>
          <table:table-cell table:style-name="Tabel1.D3" office:value-type="string">
            <text:p text:style-name="P66"/>
          </table:table-cell>
          <table:table-cell table:style-name="Tabel1.E1" office:value-type="string">
            <text:p text:style-name="P64"/>
          </table:table-cell>
          <table:table-cell table:style-name="Tabel1.F2" office:value-type="string">
            <text:p text:style-name="P72">TeamViewer ID</text:p>
          </table:table-cell>
          <table:table-cell table:style-name="Tabel1.G2" office:value-type="string">
            <text:p text:style-name="P66"/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73">Gebr.<text:span text:style-name="T162">#</text:span></text:p>
          </table:table-cell>
          <table:table-cell table:style-name="Tabel2.A1" office:value-type="string">
            <text:p text:style-name="P74">E-mailnaam</text:p>
          </table:table-cell>
          <table:table-cell table:style-name="Tabel2.A1" office:value-type="string">
            <text:p text:style-name="P74">E-mailadres</text:p>
          </table:table-cell>
          <table:table-cell table:style-name="Tabel2.A1" office:value-type="string">
            <text:p text:style-name="P75">Gebruikersnaam</text:p>
          </table:table-cell>
          <table:table-cell table:style-name="Tabel2.A1" office:value-type="string">
            <text:p text:style-name="P76">Wachtwoord</text:p>
          </table:table-cell>
          <table:table-cell table:style-name="Tabel2.A1" office:value-type="string">
            <text:p text:style-name="P76"><text:span text:style-name="T163">Inkomende</text:span><text:span text:style-name="T164"> </text:span>mailserver</text:p>
          </table:table-cell>
          <table:table-cell table:style-name="Tabel2.G1" office:value-type="string">
            <text:p text:style-name="P77"><text:span text:style-name="T164">Uitgaande </text:span>mailserver</text:p>
          </table:table-cell>
        </table:table-row>
        <table:table-row table:style-name="Tabel2.2">
          <table:table-cell table:style-name="Tabel2.A2" office:value-type="string">
            <text:p text:style-name="P78"/>
          </table:table-cell>
          <table:table-cell table:style-name="Tabel2.A2" office:value-type="string">
            <text:p text:style-name="P79"/>
          </table:table-cell>
          <table:table-cell table:style-name="Tabel2.A2" office:value-type="string">
            <text:p text:style-name="P80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1"/>
          </table:table-cell>
          <table:table-cell table:style-name="Tabel2.A2" office:value-type="string">
            <text:p text:style-name="P81"/>
          </table:table-cell>
          <table:table-cell table:style-name="Tabel2.G2" office:value-type="string">
            <text:p text:style-name="P81"/>
          </table:table-cell>
        </table:table-row>
        <table:table-row table:style-name="Tabel2.3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4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5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  <table:table-row table:style-name="Tabel2.5">
          <table:table-cell table:style-name="Tabel2.A3" office:value-type="string">
            <text:p text:style-name="P78"/>
          </table:table-cell>
          <table:table-cell table:style-name="Tabel2.A3" office:value-type="string">
            <text:p text:style-name="P79"/>
          </table:table-cell>
          <table:table-cell table:style-name="Tabel2.A3" office:value-type="string">
            <text:p text:style-name="P80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A3" office:value-type="string">
            <text:p text:style-name="P81"/>
          </table:table-cell>
          <table:table-cell table:style-name="Tabel2.G3" office:value-type="string">
            <text:p text:style-name="P81"/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11-10T19:11:02.258142605">10-11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11-10T19:11:02.259360915">10-11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10T19:11:02.185838923</dc:date>
    <meta:print-date>2014-01-05T10:21:33.960023988</meta:print-date>
    <meta:keyword>Installatie</meta:keyword>
    <meta:keyword>Checklist</meta:keyword>
    <meta:keyword>Linux</meta:keyword>
    <meta:editing-cycles>2573</meta:editing-cycles>
    <meta:editing-duration>P5DT8H33M14S</meta:editing-duration>
    <meta:printed-by>Karel Zimmer</meta:printed-by>
    <dc:creator>Karel Zimmer</dc:creator>
    <meta:document-statistic meta:table-count="8" meta:image-count="2" meta:object-count="0" meta:page-count="4" meta:paragraph-count="102" meta:word-count="560" meta:character-count="4312" meta:non-whitespace-character-count="3760"/>
    <meta:user-defined meta:name="Info 1"/>
    <meta:user-defined meta:name="Info 2"/>
    <meta:user-defined meta:name="Info 3"/>
    <meta:user-defined meta:name="Info 4"/>
  </office:meta>
</office:document-meta>
</file>